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c7152" officeooo:paragraph-rsid="001c7152"/>
    </style:style>
    <style:style style:name="P2" style:family="paragraph" style:parent-style-name="Text_20_body">
      <style:text-properties officeooo:rsid="001c7152" officeooo:paragraph-rsid="00203a83"/>
    </style:style>
    <style:style style:name="P3" style:family="paragraph" style:parent-style-name="Text_20_body">
      <style:text-properties officeooo:rsid="002137b9" officeooo:paragraph-rsid="00203a83"/>
    </style:style>
    <style:style style:name="P4" style:family="paragraph" style:parent-style-name="Text_20_body">
      <style:text-properties officeooo:rsid="002137b9" officeooo:paragraph-rsid="0021ea97"/>
    </style:style>
    <style:style style:name="P5" style:family="paragraph" style:parent-style-name="Text_20_body">
      <style:text-properties officeooo:rsid="001fdacf" officeooo:paragraph-rsid="002514a8"/>
    </style:style>
    <style:style style:name="T1" style:family="text">
      <style:text-properties officeooo:rsid="00203a83"/>
    </style:style>
    <style:style style:name="T2" style:family="text">
      <style:text-properties fo:font-size="7pt" officeooo:rsid="002efa7f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ulti-threading and thread safety</text:h>
      <text:p text:style-name="P5"><text:span text:style-name="T2">180727, updated 18.5.2019/pekka</text:span></text:p>
      <text:p text:style-name="P5">If multi-threading is enabled for the library, the function calls are reentrant and can be called from different threads. </text:p>
      <text:p text:style-name="P1"/>
      <text:p text:style-name="P3">The define below controls weather <text:span text:style-name="T1">multi-threading support is enabled </text:span>, set either 1 or 0. There are system specific defaults for this, but this can be overridden by setting compiler define.</text:p>
      <text:p text:style-name="P3"/>
      <text:p text:style-name="P4">#define OSAL_MULTITHREAD_SUPPORT 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6-20T18:09:37.021000000</dc:date>
    <meta:editing-duration>PT6M40S</meta:editing-duration>
    <meta:editing-cycles>10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5" meta:word-count="60" meta:character-count="409" meta:non-whitespace-character-count="353"/>
  </office:meta>
</office:document-meta>
</file>